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font-name="Comic Sans MS" fo:font-size="14pt"/>
    </style:style>
    <style:style style:name="T10" style:family="text">
      <style:text-properties style:font-name="Comic Sans MS" fo:font-size="24pt" fo:font-weight="bold"/>
    </style:style>
    <style:style style:name="T11" style:family="text">
      <style:text-properties fo:font-size="7pt"/>
    </style:style>
    <style:style style:name="T12" style:family="text">
      <style:text-properties fo:color="#000066" style:font-name="Verdana1"/>
    </style:style>
    <style:style style:name="T13" style:family="text">
      <style:text-properties fo:color="#000066" style:font-name="Verdana1" fo:font-weight="bold"/>
    </style:style>
    <style:style style:name="T14" style:family="text">
      <style:text-properties fo:color="#000066" style:font-name="Verdana1" fo:font-size="10pt"/>
    </style:style>
    <style:style style:name="T15" style:family="text">
      <style:text-properties fo:color="#006666" style:font-name="Verdana1"/>
    </style:style>
    <style:style style:name="T16" style:family="text">
      <style:text-properties fo:color="#006666" style:font-name="Verdana1" fo:font-weight="bold"/>
    </style:style>
    <style:style style:name="T17" style:family="text">
      <style:text-properties fo:color="#006666" style:font-name="Verdana1" fo:font-size="10pt"/>
    </style:style>
    <style:style style:name="T18" style:family="text">
      <style:text-properties fo:color="#006600" style:font-name="Verdana1"/>
    </style:style>
    <style:style style:name="T19" style:family="text">
      <style:text-properties fo:color="#006600" style:font-name="Verdana1" fo:font-weight="bold"/>
    </style:style>
    <style:style style:name="T20" style:family="text">
      <style:text-properties fo:color="#0066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hicken Potato Chowder</text:span><text:line-break/><text:line-break/>This is a very versatile recipe because, well, there really is not a formal recipe! Rather you can adjust the ingredients to fit your family size. I will give the basics for the recipe as some pictures of how I put it together.....</text:p>
      <text:p text:style-name="Standard"/>
      <text:p text:style-name="Standard">I start with about 5 pounds of potatoes, one pound of chicken meat (I use boneless skinless chicken breasts or thighs), and one onion. This will make a fairly large pot of soup. If you are feeding a smaller size crowd use less potatoes and chicken. <text:line-break/><text:line-break/>Peel the potatoes and chop them up. Cup up the chicken and onion into bite size pieces. Cover the potatoes with water and add salt. I added about 3 teaspoons to my 5 lbs of potatoes. Then boil the potatoes until they are tender. Drain most all of the water out. <text:line-break/><text:line-break/>Sauté the chicken and onion in a little olive oil and add a heaping teaspoon of minced garlic. <text:line-break/><text:line-break/>When the chicken and onions are all cooked, add them to the potatoes. Then add 2 cups of frozen corn. Stir this up. Now add the milk until you get the consistency you like. I make a little soupy (meaning thin) because potatoes soak up the liquid and it is thicker the next day. Taste and add a little salt if you think it needs it. Then add pepper. That is it!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05:39.09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233" meta:character-count="1228"/>
  </office:meta>
</office:document-meta>
</file>